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20a" officeooo:paragraph-rsid="0006320a"/>
    </style:style>
    <style:style style:name="T1" style:family="text">
      <style:text-properties officeooo:rsid="0005e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nk zum Git-Repository</text:span><text:line-break/><text:a xlink:type="simple" xlink:href="https://github.com/saluji/gamedesign" text:style-name="Internet_20_link" text:visited-style-name="Visited_20_Internet_20_Link">https://github.com/saluji/gamedesign</text:a></text:p>
      <text:p text:style-name="P1"/>
      <text:p text:style-name="P1">Link zur itch.io Sei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4:17:45.554000000</meta:creation-date>
    <dc:date>2023-12-02T14:20:54.479000000</dc:date>
    <meta:editing-duration>PT40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8" meta:character-count="82" meta:non-whitespace-character-count="76"/>
  </office:meta>
</office:document-meta>
</file>